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752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1.7827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t_split_catboost_3" table:style-name="ta1">
        <table:shapes>
          <draw:frame draw:z-index="0" draw:style-name="gr1" draw:text-style-name="P1" svg:width="6.2945in" svg:height="3.5457in" svg:x="7.9654in" svg:y="2.311in">
            <draw:object draw:notify-on-update-of-ranges="mat_split_catboost_3.E1:mat_split_catboost_3.E1 mat_split_catboost_3.E2:mat_split_catboost_3.E58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verse id</text:p>
          </table:table-cell>
          <table:table-cell office:value-type="string" calcext:value-type="string">
            <text:p>num_manual_mappings</text:p>
          </table:table-cell>
          <table:table-cell office:value-type="string" calcext:value-type="string">
            <text:p>num_suggested_mappings</text:p>
          </table:table-cell>
          <table:table-cell office:value-type="string" calcext:value-type="string">
            <text:p>num_correct_mappings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2]/[.B2]" office:value-type="float" office:value="0.777777777777778" calcext:value-type="float">
            <text:p>0.777777777777778</text:p>
          </table:table-cell>
          <table:table-cell office:value-type="string" calcext:value-type="string">
            <text:p>average</text:p>
          </table:table-cell>
          <table:table-cell table:formula="of:=AVERAGE([.E:.E])" office:value-type="float" office:value="0.537445608305267" calcext:value-type="float">
            <text:p>0.537445608305267</text:p>
          </table:table-cell>
        </table:table-row>
        <table:table-row table:style-name="ro1">
          <table:table-cell office:value-type="string" calcext:value-type="string">
            <text:p>mat_15: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3]/[.B3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D4]/[.B4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5]/[.B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6]/[.B6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7]/[.B7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8]/[.B8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9]/[.B9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10]/[.B10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D12]/[.B12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D13]/[.B13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14]/[.B14]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15]/[.B1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16]/[.B16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7]/[.B1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18]/[.B18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9]/[.B19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20]/[.B20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22]/[.B22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D23]/[.B23]" office:value-type="float" office:value="0.526315789473684" calcext:value-type="float">
            <text:p>0.526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[.D24]/[.B24]" office:value-type="float" office:value="0.68421052631579" calcext:value-type="float">
            <text:p>0.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[.D25]/[.B25]"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26]/[.B26]" office:value-type="float" office:value="0.777777777777778" calcext:value-type="float">
            <text:p>0.7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D27]/[.B27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[.D28]/[.B28]" office:value-type="float" office:value="0.578947368421053" calcext:value-type="float">
            <text:p>0.578947368421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[.D29]/[.B29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30]/[.B30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D32]/[.B32]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formula="of:=[.D33]/[.B33]" office:value-type="float" office:value="0.65625" calcext:value-type="float">
            <text:p>0.6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34]/[.B34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D35]/[.B35]" office:value-type="float" office:value="0.785714285714286" calcext:value-type="float">
            <text:p>0.7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36]/[.B36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[.D37]/[.B37]" office:value-type="float" office:value="0.823529411764706" calcext:value-type="float">
            <text:p>0.823529411764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38]/[.B38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39]/[.B39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D40]/[.B40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[.D42]/[.B4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[.D43]/[.B4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[.D44]/[.B44]" office:value-type="float" office:value="0.789473684210526" calcext:value-type="float">
            <text:p>0.789473684210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45]/[.B45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46]/[.B46]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47]/[.B47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48]/[.B48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49]/[.B4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50]/[.B50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D52]/[.B52]" office:value-type="float" office:value="0.529411764705882" calcext:value-type="float">
            <text:p>0.52941176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D53]/[.B53]" office:value-type="float" office:value="0.473684210526316" calcext:value-type="float">
            <text:p>0.473684210526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54]/[.B54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55]/[.B5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56]/[.B56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[.D57]/[.B57]" office:value-type="float" office:value="0.608695652173913" calcext:value-type="float">
            <text:p>0.608695652173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[.D58]/[.B58]" office:value-type="float" office:value="0.523809523809524" calcext:value-type="float">
            <text:p>0.523809523809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formula="of:=[.D59]/[.B59]" office:value-type="float" office:value="0.535714285714286" calcext:value-type="float">
            <text:p>0.53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60]/[.B60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D62]/[.B62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D63]/[.B6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D64]/[.B64]"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65]/[.B65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D66]/[.B66]"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[.D67]/[.B67]" office:value-type="float" office:value="0.523809523809524" calcext:value-type="float">
            <text:p>0.523809523809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D68]/[.B68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formula="of:=[.D69]/[.B69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D70]/[.B70]" office:value-type="float" office:value="0.473684210526316" calcext:value-type="float">
            <text:p>0.473684210526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formula="of:=[.D72]/[.B72]"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formula="of:=[.D73]/[.B73]"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74]/[.B74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D75]/[.B75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76]/[.B76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D77]/[.B77]" office:value-type="float" office:value="0.380952380952381" calcext:value-type="float">
            <text:p>0.380952380952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D78]/[.B78]" office:value-type="float" office:value="0.6875" calcext:value-type="float">
            <text:p>0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79]/[.B79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D80]/[.B80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82]/[.B8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formula="of:=[.D83]/[.B83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84]/[.B84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[.D85]/[.B85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86]/[.B86]" office:value-type="float" office:value="0.529411764705882" calcext:value-type="float">
            <text:p>0.52941176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87]/[.B87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formula="of:=[.D88]/[.B88]" office:value-type="float" office:value="0.586206896551724" calcext:value-type="float">
            <text:p>0.586206896551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89]/[.B89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90]/[.B9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D92]/[.B92]" office:value-type="float" office:value="0.526315789473684" calcext:value-type="float">
            <text:p>0.526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formula="of:=[.D93]/[.B93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94]/[.B9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D95]/[.B95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96]/[.B9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97]/[.B97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D98]/[.B98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99]/[.B99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00]/[.B100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6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D102]/[.B102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formula="of:=[.D103]/[.B103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formula="of:=[.D104]/[.B104]" office:value-type="float" office:value="0.607142857142857" calcext:value-type="float">
            <text:p>0.60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formula="of:=[.D105]/[.B105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106]/[.B10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formula="of:=[.D107]/[.B107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D108]/[.B10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109]/[.B109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D110]/[.B110]" office:value-type="float" office:value="0.476190476190476" calcext:value-type="float">
            <text:p>0.47619047619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[.D112]/[.B112]"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[.D113]/[.B113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formula="of:=[.D114]/[.B114]" office:value-type="float" office:value="0.576923076923077" calcext:value-type="float">
            <text:p>0.576923076923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D115]/[.B115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[.D116]/[.B116]" office:value-type="float" office:value="0.705882352941177" calcext:value-type="float">
            <text:p>0.705882352941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117]/[.B117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18]/[.B118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19]/[.B119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D120]/[.B120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122]/[.B122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[.D123]/[.B123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24]/[.B124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125]/[.B125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126]/[.B126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D127]/[.B127]" office:value-type="float" office:value="0.529411764705882" calcext:value-type="float">
            <text:p>0.52941176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128]/[.B128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29]/[.B12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130]/[.B130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D132]/[.B132]" office:value-type="float" office:value="0.888888888888889" calcext:value-type="float">
            <text:p>0.8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D133]/[.B133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D134]/[.B134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D135]/[.B135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36]/[.B136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137]/[.B137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D138]/[.B138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[.D139]/[.B139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D140]/[.B140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[.D142]/[.B142]" office:value-type="float" office:value="0.366666666666667" calcext:value-type="float">
            <text:p>0.3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143]/[.B143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[.D144]/[.B144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45]/[.B14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46]/[.B146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[.D147]/[.B147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148]/[.B148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149]/[.B149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150]/[.B150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152]/[.B152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153]/[.B153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154]/[.B15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D155]/[.B155]" office:value-type="float" office:value="0.818181818181818" calcext:value-type="float">
            <text:p>0.8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D156]/[.B156]" office:value-type="float" office:value="0.733333333333333" calcext:value-type="float">
            <text:p>0.7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[.D157]/[.B157]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formula="of:=[.D158]/[.B158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formula="of:=[.D159]/[.B159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60]/[.B16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162]/[.B162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163]/[.B163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D164]/[.B164]" office:value-type="float" office:value="0.785714285714286" calcext:value-type="float">
            <text:p>0.7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165]/[.B16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D166]/[.B16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D167]/[.B167]" office:value-type="float" office:value="0.857142857142857" calcext:value-type="float">
            <text:p>0.8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formula="of:=[.D168]/[.B168]" office:value-type="float" office:value="0.541666666666667" calcext:value-type="float">
            <text:p>0.54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69]/[.B169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70]/[.B170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D172]/[.B172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73]/[.B173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74]/[.B174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D175]/[.B175]" office:value-type="float" office:value="0.578947368421053" calcext:value-type="float">
            <text:p>0.578947368421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176]/[.B176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177]/[.B177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178]/[.B178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179]/[.B179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180]/[.B18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[.D182]/[.B182]" office:value-type="float" office:value="0.631578947368421" calcext:value-type="float">
            <text:p>0.631578947368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formula="of:=[.D183]/[.B183]" office:value-type="float" office:value="0.478260869565217" calcext:value-type="float">
            <text:p>0.478260869565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184]/[.B184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D185]/[.B185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D186]/[.B186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187]/[.B18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188]/[.B188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189]/[.B189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[.D190]/[.B190]" office:value-type="float" office:value="0.894736842105263" calcext:value-type="float">
            <text:p>0.894736842105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192]/[.B192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D193]/[.B193]" office:value-type="float" office:value="0.857142857142857" calcext:value-type="float">
            <text:p>0.8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D194]/[.B194]" office:value-type="float" office:value="0.833333333333333" calcext:value-type="float">
            <text:p>0.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D195]/[.B195]" office:value-type="float" office:value="0.529411764705882" calcext:value-type="float">
            <text:p>0.52941176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[.D196]/[.B196]" office:value-type="float" office:value="0.619047619047619" calcext:value-type="float">
            <text:p>0.6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[.D197]/[.B197]" office:value-type="float" office:value="0.764705882352941" calcext:value-type="float">
            <text:p>0.764705882352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D198]/[.B198]" office:value-type="float" office:value="0.909090909090909" calcext:value-type="float">
            <text:p>0.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199]/[.B199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200]/[.B200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D202]/[.B202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formula="of:=[.D203]/[.B20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204]/[.B204]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205]/[.B205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formula="of:=[.D206]/[.B206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D207]/[.B207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D208]/[.B208]" office:value-type="float" office:value="0.833333333333333" calcext:value-type="float">
            <text:p>0.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formula="of:=[.D209]/[.B20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[.D210]/[.B21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212]/[.B212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table:formula="of:=[.D213]/[.B213]" office:value-type="float" office:value="0.484848484848485" calcext:value-type="float">
            <text:p>0.484848484848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214]/[.B214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formula="of:=[.D215]/[.B215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216]/[.B216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D217]/[.B217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[.D218]/[.B218]" office:value-type="float" office:value="0.681818181818182" calcext:value-type="float">
            <text:p>0.6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formula="of:=[.D219]/[.B219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D220]/[.B220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D222]/[.B222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223]/[.B223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224]/[.B224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[.D225]/[.B225]" office:value-type="float" office:value="0.724137931034483" calcext:value-type="float">
            <text:p>0.724137931034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formula="of:=[.D226]/[.B226]" office:value-type="float" office:value="0.678571428571429" calcext:value-type="float">
            <text:p>0.67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formula="of:=[.D227]/[.B227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228]/[.B228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229]/[.B229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230]/[.B230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D232]/[.B232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233]/[.B233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234]/[.B234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D235]/[.B23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formula="of:=[.D236]/[.B236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D237]/[.B237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238]/[.B238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D239]/[.B239]" office:value-type="float" office:value="0.857142857142857" calcext:value-type="float">
            <text:p>0.8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240]/[.B240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242]/[.B242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243]/[.B243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formula="of:=[.D244]/[.B244]" office:value-type="float" office:value="0.458333333333333" calcext:value-type="float">
            <text:p>0.45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D245]/[.B245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246]/[.B246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247]/[.B247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D248]/[.B248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249]/[.B249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D250]/[.B250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252]/[.B25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[.D253]/[.B253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254]/[.B254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D255]/[.B255]" office:value-type="float" office:value="0.818181818181818" calcext:value-type="float">
            <text:p>0.8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formula="of:=[.D256]/[.B256]" office:value-type="float" office:value="0.484848484848485" calcext:value-type="float">
            <text:p>0.484848484848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257]/[.B25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258]/[.B258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259]/[.B259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260]/[.B260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262]/[.B262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263]/[.B263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[.D264]/[.B264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D265]/[.B265]"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266]/[.B26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267]/[.B26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268]/[.B268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269]/[.B26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D270]/[.B270]" office:value-type="float" office:value="0.785714285714286" calcext:value-type="float">
            <text:p>0.7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272]/[.B272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3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D273]/[.B27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274]/[.B274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275]/[.B275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276]/[.B276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formula="of:=[.D277]/[.B277]" office:value-type="float" office:value="0.863636363636364" calcext:value-type="float">
            <text:p>0.8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278]/[.B278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279]/[.B279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280]/[.B280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282]/[.B282]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283]/[.B283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284]/[.B28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285]/[.B285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286]/[.B286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D287]/[.B287]" office:value-type="float" office:value="0.857142857142857" calcext:value-type="float">
            <text:p>0.8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288]/[.B288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D289]/[.B289]" office:value-type="float" office:value="0.631578947368421" calcext:value-type="float">
            <text:p>0.631578947368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D290]/[.B290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292]/[.B292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D293]/[.B293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D294]/[.B294]" office:value-type="float" office:value="0.733333333333333" calcext:value-type="float">
            <text:p>0.7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D295]/[.B295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296]/[.B296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297]/[.B297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298]/[.B298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[.D299]/[.B299]" office:value-type="float" office:value="0.608695652173913" calcext:value-type="float">
            <text:p>0.608695652173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300]/[.B30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D302]/[.B30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303]/[.B303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304]/[.B30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305]/[.B305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306]/[.B306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307]/[.B307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308]/[.B308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3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table:formula="of:=[.D309]/[.B309]" office:value-type="float" office:value="0.484848484848485" calcext:value-type="float">
            <text:p>0.484848484848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310]/[.B31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312]/[.B312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D313]/[.B313]" office:value-type="float" office:value="0.434782608695652" calcext:value-type="float">
            <text:p>0.434782608695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314]/[.B314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D315]/[.B315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D316]/[.B316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317]/[.B31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318]/[.B318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319]/[.B319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formula="of:=[.D320]/[.B320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D322]/[.B322]" office:value-type="float" office:value="0.888888888888889" calcext:value-type="float">
            <text:p>0.8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formula="of:=[.D323]/[.B323]" office:value-type="float" office:value="0.344827586206897" calcext:value-type="float">
            <text:p>0.344827586206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324]/[.B32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325]/[.B325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326]/[.B326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[.D327]/[.B327]" office:value-type="float" office:value="0.761904761904762" calcext:value-type="float">
            <text:p>0.761904761904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formula="of:=[.D328]/[.B32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329]/[.B329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330]/[.B330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332]/[.B33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333]/[.B333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D334]/[.B33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335]/[.B33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336]/[.B336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337]/[.B33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3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[.D338]/[.B33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339]/[.B339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340]/[.B340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342]/[.B342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343]/[.B343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344]/[.B344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345]/[.B345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346]/[.B346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347]/[.B347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D348]/[.B348]" office:value-type="float" office:value="0.846153846153846" calcext:value-type="float">
            <text:p>0.846153846153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349]/[.B349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350]/[.B350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352]/[.B352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353]/[.B353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9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formula="of:=[.D354]/[.B354]" office:value-type="float" office:value="0.413793103448276" calcext:value-type="float">
            <text:p>0.413793103448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[.D355]/[.B355]" office:value-type="float" office:value="0.516129032258065" calcext:value-type="float">
            <text:p>0.516129032258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[.D356]/[.B356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D357]/[.B357]" office:value-type="float" office:value="0.318181818181818" calcext:value-type="float">
            <text:p>0.3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358]/[.B358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359]/[.B359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360]/[.B360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362]/[.B362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[.D363]/[.B363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364]/[.B364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365]/[.B365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366]/[.B36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367]/[.B36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[.D368]/[.B368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369]/[.B36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[.D370]/[.B370]" office:value-type="float" office:value="0.619047619047619" calcext:value-type="float">
            <text:p>0.6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372]/[.B372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373]/[.B373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374]/[.B37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5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375]/[.B375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5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376]/[.B376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377]/[.B377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D378]/[.B378]" office:value-type="float" office:value="0.888888888888889" calcext:value-type="float">
            <text:p>0.8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379]/[.B379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380]/[.B380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382]/[.B382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383]/[.B38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384]/[.B384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D385]/[.B385]" office:value-type="float" office:value="0.473684210526316" calcext:value-type="float">
            <text:p>0.473684210526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D386]/[.B386]"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387]/[.B387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D388]/[.B388]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389]/[.B389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390]/[.B390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392]/[.B392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393]/[.B39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394]/[.B394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395]/[.B395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[.D396]/[.B396]" office:value-type="float" office:value="0.409090909090909" calcext:value-type="float">
            <text:p>0.4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[.D397]/[.B397]" office:value-type="float" office:value="0.434782608695652" calcext:value-type="float">
            <text:p>0.434782608695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398]/[.B398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[.D399]/[.B399]" office:value-type="float" office:value="0.434782608695652" calcext:value-type="float">
            <text:p>0.434782608695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formula="of:=[.D400]/[.B400]" office:value-type="float" office:value="0.48" calcext:value-type="float">
            <text:p>0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D402]/[.B402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403]/[.B403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404]/[.B404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D405]/[.B405]" office:value-type="float" office:value="0.529411764705882" calcext:value-type="float">
            <text:p>0.52941176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406]/[.B406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[.D407]/[.B407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[.D408]/[.B408]" office:value-type="float" office:value="0.619047619047619" calcext:value-type="float">
            <text:p>0.6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409]/[.B409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D410]/[.B410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412]/[.B412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413]/[.B413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414]/[.B414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415]/[.B415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D416]/[.B41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[.D417]/[.B41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418]/[.B418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D419]/[.B419]" office:value-type="float" office:value="0.526315789473684" calcext:value-type="float">
            <text:p>0.526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[.D420]/[.B420]" office:value-type="float" office:value="0.64" calcext:value-type="float">
            <text:p>0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422]/[.B422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D423]/[.B423]" office:value-type="float" office:value="0.909090909090909" calcext:value-type="float">
            <text:p>0.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424]/[.B424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425]/[.B425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426]/[.B426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427]/[.B427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428]/[.B428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429]/[.B429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D430]/[.B430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432]/[.B432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433]/[.B43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434]/[.B43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D435]/[.B435]" office:value-type="float" office:value="0.473684210526316" calcext:value-type="float">
            <text:p>0.473684210526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436]/[.B43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437]/[.B437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438]/[.B438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439]/[.B439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formula="of:=[.D440]/[.B440]" office:value-type="float" office:value="0.592592592592593" calcext:value-type="float">
            <text:p>0.5925925925925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442]/[.B442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D443]/[.B443]" office:value-type="float" office:value="0.846153846153846" calcext:value-type="float">
            <text:p>0.846153846153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444]/[.B444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D445]/[.B445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4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formula="of:=[.D446]/[.B446]" office:value-type="float" office:value="0.407407407407407" calcext:value-type="float">
            <text:p>0.407407407407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447]/[.B447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D448]/[.B448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449]/[.B449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450]/[.B450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452]/[.B452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formula="of:=[.D453]/[.B453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454]/[.B454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D455]/[.B455]" office:value-type="float" office:value="0.769230769230769" calcext:value-type="float">
            <text:p>0.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456]/[.B456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[.D457]/[.B457]" office:value-type="float" office:value="0.611111111111111" calcext:value-type="float">
            <text:p>0.6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D458]/[.B45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459]/[.B459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460]/[.B460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[.D462]/[.B462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D463]/[.B463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D464]/[.B464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465]/[.B465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466]/[.B466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[.D467]/[.B467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468]/[.B468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D469]/[.B469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470]/[.B470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D472]/[.B472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formula="of:=[.D473]/[.B473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D474]/[.B474]" office:value-type="float" office:value="0.611111111111111" calcext:value-type="float">
            <text:p>0.6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475]/[.B47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476]/[.B476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formula="of:=[.D477]/[.B477]" office:value-type="float" office:value="0.62962962962963" calcext:value-type="float">
            <text:p>0.62962962962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D478]/[.B478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D479]/[.B479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[.D480]/[.B480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482]/[.B482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483]/[.B483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484]/[.B484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D485]/[.B485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4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D486]/[.B486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487]/[.B48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488]/[.B488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489]/[.B489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490]/[.B490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492]/[.B492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D493]/[.B493]" office:value-type="float" office:value="0.705882352941177" calcext:value-type="float">
            <text:p>0.705882352941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494]/[.B494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[.D495]/[.B495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496]/[.B496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497]/[.B497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[.D498]/[.B498]" office:value-type="float" office:value="0.647058823529412" calcext:value-type="float">
            <text:p>0.647058823529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499]/[.B499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500]/[.B50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502]/[.B502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503]/[.B503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504]/[.B504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505]/[.B505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[.D506]/[.B506]" office:value-type="float" office:value="0.565217391304348" calcext:value-type="float">
            <text:p>0.565217391304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507]/[.B507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[.D508]/[.B508]" office:value-type="float" office:value="0.478260869565217" calcext:value-type="float">
            <text:p>0.478260869565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509]/[.B509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510]/[.B510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512]/[.B51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513]/[.B513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514]/[.B514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515]/[.B515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formula="of:=[.D516]/[.B516]" office:value-type="float" office:value="0.48" calcext:value-type="float">
            <text:p>0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517]/[.B517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D518]/[.B518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519]/[.B51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520]/[.B520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D522]/[.B522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523]/[.B523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524]/[.B524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525]/[.B525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D526]/[.B526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527]/[.B527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528]/[.B52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529]/[.B529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D530]/[.B530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532]/[.B532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533]/[.B533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534]/[.B534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535]/[.B535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536]/[.B53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[.D537]/[.B537]" office:value-type="float" office:value="0.409090909090909" calcext:value-type="float">
            <text:p>0.4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538]/[.B538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539]/[.B539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540]/[.B540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542]/[.B542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D543]/[.B543]" office:value-type="float" office:value="0.304347826086957" calcext:value-type="float">
            <text:p>0.304347826086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544]/[.B544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545]/[.B545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546]/[.B546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547]/[.B54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D548]/[.B548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549]/[.B549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550]/[.B55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552]/[.B552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553]/[.B553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554]/[.B554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555]/[.B555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556]/[.B556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D557]/[.B55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558]/[.B558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D559]/[.B559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560]/[.B560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562]/[.B562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563]/[.B563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564]/[.B564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D565]/[.B565]"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566]/[.B566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567]/[.B56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568]/[.B568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569]/[.B569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formula="of:=[.D570]/[.B570]" office:value-type="float" office:value="0.695652173913044" calcext:value-type="float">
            <text:p>0.695652173913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572]/[.B572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[.D573]/[.B573]" office:value-type="float" office:value="0.611111111111111" calcext:value-type="float">
            <text:p>0.6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574]/[.B57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575]/[.B575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D576]/[.B576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577]/[.B577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578]/[.B57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D579]/[.B579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580]/[.B580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582]/[.B582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D583]/[.B583]" office:value-type="float" office:value="0.6" calcext:value-type="float">
            <text:p>0.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1T15:46:15.871553898</dc:date>
    <meta:editing-duration>PT1H9M9S</meta:editing-duration>
    <meta:editing-cycles>1</meta:editing-cycles>
    <meta:document-statistic meta:table-count="1" meta:cell-count="2917" meta:object-count="1"/>
    <meta:generator>LibreOffice/7.5.3.2$Linux_X86_64 LibreOffice_project/67bf5ab3e8553b11738d1302ab7051a12dd8b40d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9cm" svg:height="9.007cm" xlink:href=".." xlink:type="simple" chart:class="chart:line" chart:style-name="ch1">
        <chart:legend chart:legend-position="end" svg:x="13.329cm" svg:y="4.204cm" style:legend-expansion="high" chart:style-name="ch2"/>
        <chart:plot-area chart:style-name="ch3" table:cell-range-address="mat_split_catboost_3.E1:mat_split_catboost_3.E583" chart:data-source-has-labels="row" svg:x="0.319cm" svg:y="0.18cm" svg:width="12.691cm" svg:height="8.647cm">
          <chart:coordinate-region svg:x="1.046cm" svg:y="0.38cm" svg:width="11.964cm" svg:height="7.5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t_split_catboost_3.E2:mat_split_catboost_3.E583" chart:label-cell-address="mat_split_catboost_3.E1:mat_split_catboost_3.E1" chart:class="chart:line">
            <chart:data-point chart:repeated="58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_correct</text:p>
                <draw:g>
                  <svg:desc>mat_split_catboost_3.E1:mat_split_catboost_3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77777777777778">
                <text:p>0.777777777777778</text:p>
                <draw:g>
                  <svg:desc>mat_split_catboost_3.E2:mat_split_catboost_3.E5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052631578947">
                <text:p>0.421052631578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2941176470588">
                <text:p>0.352941176470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6315789473684">
                <text:p>0.5263157894736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8421052631579">
                <text:p>0.684210526315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78947368421053">
                <text:p>0.5789473684210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85714285714286">
                <text:p>0.7857142857142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23529411764706">
                <text:p>0.8235294117647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89473684210526">
                <text:p>0.7894736842105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70588235294118">
                <text:p>0.4705882352941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08695652173913">
                <text:p>0.6086956521739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23809523809524">
                <text:p>0.5238095238095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35714285714286">
                <text:p>0.5357142857142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70588235294118">
                <text:p>0.4705882352941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23809523809524">
                <text:p>0.5238095238095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80952380952381">
                <text:p>0.3809523809523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86206896551724">
                <text:p>0.5862068965517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26315789473684">
                <text:p>0.5263157894736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07142857142857">
                <text:p>0.6071428571428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76190476190476">
                <text:p>0.4761904761904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76923076923077">
                <text:p>0.5769230769230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05882352941177">
                <text:p>0.7058823529411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85714285714286">
                <text:p>0.7857142857142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41666666666667">
                <text:p>0.5416666666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78947368421053">
                <text:p>0.5789473684210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31578947368421">
                <text:p>0.6315789473684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78260869565217">
                <text:p>0.4782608695652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619047619047619">
                <text:p>0.6190476190476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21052631578947">
                <text:p>0.42105263157894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84848484848485">
                <text:p>0.48484848484848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681818181818182">
                <text:p>0.68181818181818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724137931034483">
                <text:p>0.72413793103448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678571428571429">
                <text:p>0.6785714285714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84848484848485">
                <text:p>0.48484848484848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785714285714286">
                <text:p>0.78571428571428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21052631578947">
                <text:p>0.42105263157894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631578947368421">
                <text:p>0.63157894736842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608695652173913">
                <text:p>0.60869565217391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84848484848485">
                <text:p>0.48484848484848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434782608695652">
                <text:p>0.43478260869565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44827586206897">
                <text:p>0.34482758620689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761904761904762">
                <text:p>0.76190476190476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88888888888889">
                <text:p>0.38888888888888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846153846153846">
                <text:p>0.8461538461538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413793103448276">
                <text:p>0.4137931034482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516129032258065">
                <text:p>0.51612903225806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18181818181818">
                <text:p>0.31818181818181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470588235294118">
                <text:p>0.47058823529411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619047619047619">
                <text:p>0.6190476190476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409090909090909">
                <text:p>0.40909090909090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434782608695652">
                <text:p>0.43478260869565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434782608695652">
                <text:p>0.43478260869565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619047619047619">
                <text:p>0.61904761904761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526315789473684">
                <text:p>0.52631578947368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846153846153846">
                <text:p>0.84615384615384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07407407407407">
                <text:p>0.40740740740740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470588235294118">
                <text:p>0.47058823529411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62962962962963">
                <text:p>0.629629629629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705882352941177">
                <text:p>0.70588235294117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315789473684211">
                <text:p>0.31578947368421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565217391304348">
                <text:p>0.56521739130434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478260869565217">
                <text:p>0.47826086956521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409090909090909">
                <text:p>0.40909090909090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388888888888889">
                <text:p>0.38888888888888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304347826086957">
                <text:p>0.30434782608695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352941176470588">
                <text:p>0.35294117647058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695652173913044">
                <text:p>0.69565217391304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67bf5ab3e8553b11738d1302ab7051a12dd8b40d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